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e2e2" officeooo:paragraph-rsid="001ce2e2"/>
    </style:style>
    <style:style style:name="P2" style:family="paragraph" style:parent-style-name="Standard">
      <style:text-properties officeooo:paragraph-rsid="001ce2e2"/>
    </style:style>
    <style:style style:name="P3" style:family="paragraph" style:parent-style-name="Standard">
      <style:text-properties officeooo:rsid="001d825d" officeooo:paragraph-rsid="001d825d"/>
    </style:style>
    <style:style style:name="P4" style:family="paragraph" style:parent-style-name="Standard">
      <style:text-properties officeooo:paragraph-rsid="001d825d"/>
    </style:style>
    <style:style style:name="P5" style:family="paragraph" style:parent-style-name="Standard">
      <style:text-properties officeooo:rsid="001df0ce" officeooo:paragraph-rsid="001df0ce"/>
    </style:style>
    <style:style style:name="P6" style:family="paragraph" style:parent-style-name="Standard">
      <style:text-properties officeooo:paragraph-rsid="001f8d5c"/>
    </style:style>
    <style:style style:name="P7" style:family="paragraph" style:parent-style-name="Standard">
      <style:text-properties officeooo:rsid="0020a240" officeooo:paragraph-rsid="00237e9b"/>
    </style:style>
    <style:style style:name="P8" style:family="paragraph" style:parent-style-name="Standard">
      <style:text-properties officeooo:rsid="0020a240" officeooo:paragraph-rsid="00242348"/>
    </style:style>
    <style:style style:name="P9" style:family="paragraph" style:parent-style-name="Standard">
      <style:text-properties officeooo:rsid="00237e9b" officeooo:paragraph-rsid="00237e9b"/>
    </style:style>
    <style:style style:name="P10" style:family="paragraph" style:parent-style-name="Standard">
      <style:text-properties officeooo:rsid="00237e9b" officeooo:paragraph-rsid="00242348"/>
    </style:style>
    <style:style style:name="T1" style:family="text">
      <style:text-properties officeooo:rsid="001ce2e2"/>
    </style:style>
    <style:style style:name="T2" style:family="text">
      <style:text-properties officeooo:rsid="001d825d"/>
    </style:style>
    <style:style style:name="T3" style:family="text">
      <style:text-properties officeooo:rsid="001f8d5c"/>
    </style:style>
    <style:style style:name="T4" style:family="text">
      <style:text-properties officeooo:rsid="002239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ux types de méthodes : </text:p>
      <text:p text:style-name="P1"/>
      <text:p text:style-name="P1">Méthode géométriques : </text:p>
      <text:p text:style-name="P1"/>
      <text:p text:style-name="P3">Transformée de Hough</text:p>
      <text:p text:style-name="P4"/>
      <text:p text:style-name="P4"><text:span text:style-name="T2">LMS</text:span></text:p>
      <text:p text:style-name="P10">Polygone de Guzman</text:p>
      <text:p text:style-name="P10">Chaîne de Freeman</text:p>
      <text:p text:style-name="P10">Descripteur de Fourier</text:p>
      <text:p text:style-name="P10">Approximation Polynomiales</text:p>
      <text:p text:style-name="P8">Régression <text:span text:style-name="T4">Circulaire</text:span></text:p>
      <text:p text:style-name="P1"/>
      <text:p text:style-name="P1"/>
      <text:p text:style-name="P1">Méthode d'apprentissage automatique : </text:p>
      <text:p text:style-name="P1">réseaux de neurones</text:p>
      <text:p text:style-name="P1"/>
      <text:p text:style-name="P1"/>
      <text:p text:style-name="P1"/>
      <text:p text:style-name="P7"/>
      <text:p text:style-name="P6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3:42:22.484063553</meta:creation-date>
    <dc:date>2016-12-13T15:38:50.839973024</dc:date>
    <meta:editing-duration>PT1H48M16S</meta:editing-duration>
    <meta:editing-cycles>11</meta:editing-cycles>
    <meta:generator>LibreOffice/4.2.7.2$Linux_X86_64 LibreOffice_project/420m0$Build-2</meta:generator>
    <meta:document-statistic meta:table-count="0" meta:image-count="0" meta:object-count="0" meta:page-count="1" meta:paragraph-count="11" meta:word-count="32" meta:character-count="232" meta:non-whitespace-character-count="208"/>
  </office:meta>
</office:document-meta>
</file>